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formula="of:=ROUNDUP([.A1]/[.$B$7])" office:value-type="float" office:value="16" calcext:value-type="float">
            <text:p>16</text:p>
          </table:table-cell>
          <table:table-cell table:formula="of:=ROUNDDOWN([.A1]/[.$C$7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UP([.A2]/[.$B$7])" office:value-type="float" office:value="15" calcext:value-type="float">
            <text:p>15</text:p>
          </table:table-cell>
          <table:table-cell table:formula="of:=ROUNDDOWN([.A2]/[.$C$7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UP([.A3]/[.$B$7])" office:value-type="float" office:value="14" calcext:value-type="float">
            <text:p>14</text:p>
          </table:table-cell>
          <table:table-cell table:formula="of:=ROUNDDOWN([.A3]/[.$C$7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UP([.A4]/[.$B$7])" office:value-type="float" office:value="0" calcext:value-type="float">
            <text:p>0</text:p>
          </table:table-cell>
          <table:table-cell table:formula="of:=ROUNDDOWN([.A4]/[.$C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UP([.A5]/[.$B$7])" office:value-type="float" office:value="0" calcext:value-type="float">
            <text:p>0</text:p>
          </table:table-cell>
          <table:table-cell table:formula="of:=ROUNDDOWN([.A5]/[.$C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UM([.B1:.B5])" office:value-type="float" office:value="45" calcext:value-type="float">
            <text:p>45</text:p>
          </table:table-cell>
          <table:table-cell table:formula="of:=SUM([.C1:.C5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COUNTIF([.B12:.B29];&quot;&gt;=&quot;&amp;[.F12])" office:value-type="float" office:value="15" calcext:value-type="float">
            <text:p>15</text:p>
          </table:table-cell>
          <table:table-cell table:formula="of:=COUNTIF([.C12:.C29];&quot;&gt;=&quot;&amp;[.F12])" office:value-type="float" office:value="15" calcext:value-type="float">
            <text:p>15</text:p>
          </table:table-cell>
          <table:table-cell table:formula="of:=COUNTIF([.D12:.D29];&quot;&gt;=&quot;&amp;[.F12])" office:value-type="float" office:value="15" calcext:value-type="float">
            <text:p>15</text:p>
          </table:table-cell>
          <table:table-cell/>
          <table:table-cell table:formula="of:=SUM([.B10:.D10])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[.B$13]/[.A12]" office:value-type="float" office:value="160000.01" calcext:value-type="float">
            <text:p>160000.01</text:p>
          </table:table-cell>
          <table:table-cell table:formula="of:=[.C$13]/[.A12]" office:value-type="float" office:value="150000" calcext:value-type="float">
            <text:p>150000</text:p>
          </table:table-cell>
          <table:table-cell table:formula="of:=[.D$13]/[.A12]" office:value-type="float" office:value="139999.99" calcext:value-type="float">
            <text:p>139999.99</text:p>
          </table:table-cell>
          <table:table-cell/>
          <table:table-cell table:formula="of:=LARGE([.B12:.D29];45)" office:value-type="float" office:value="1.16666658333333" calcext:value-type="float">
            <text:p>1.16666658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00001" calcext:value-type="float">
            <text:p>16.000001</text:p>
          </table:table-cell>
          <table:table-cell office:value-type="float" office:value="15" calcext:value-type="float">
            <text:p>15</text:p>
          </table:table-cell>
          <table:table-cell table:formula="of:=30-[.B13]" office:value-type="float" office:value="13.999999" calcext:value-type="float">
            <text:p>13.9999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3]/[.A14]" office:value-type="float" office:value="8.0000005" calcext:value-type="float">
            <text:p>8.0000005</text:p>
          </table:table-cell>
          <table:table-cell table:formula="of:=[.C$13]/[.A14]" office:value-type="float" office:value="7.5" calcext:value-type="float">
            <text:p>7.5</text:p>
          </table:table-cell>
          <table:table-cell table:formula="of:=[.D$13]/[.A14]" office:value-type="float" office:value="6.9999995" calcext:value-type="float">
            <text:p>6.99999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3]/[.A15]" office:value-type="float" office:value="5.33333366666667" calcext:value-type="float">
            <text:p>5.33333366666667</text:p>
          </table:table-cell>
          <table:table-cell table:formula="of:=[.C$13]/[.A15]" office:value-type="float" office:value="5" calcext:value-type="float">
            <text:p>5</text:p>
          </table:table-cell>
          <table:table-cell table:formula="of:=[.D$13]/[.A15]" office:value-type="float" office:value="4.66666633333333" calcext:value-type="float">
            <text:p>4.666666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3]/[.A16]" office:value-type="float" office:value="4.00000025" calcext:value-type="float">
            <text:p>4.00000025</text:p>
          </table:table-cell>
          <table:table-cell table:formula="of:=[.C$13]/[.A16]" office:value-type="float" office:value="3.75" calcext:value-type="float">
            <text:p>3.75</text:p>
          </table:table-cell>
          <table:table-cell table:formula="of:=[.D$13]/[.A16]" office:value-type="float" office:value="3.49999975" calcext:value-type="float">
            <text:p>3.499999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3]/[.A17]" office:value-type="float" office:value="3.2000002" calcext:value-type="float">
            <text:p>3.2000002</text:p>
          </table:table-cell>
          <table:table-cell table:formula="of:=[.C$13]/[.A17]" office:value-type="float" office:value="3" calcext:value-type="float">
            <text:p>3</text:p>
          </table:table-cell>
          <table:table-cell table:formula="of:=[.D$13]/[.A17]" office:value-type="float" office:value="2.7999998" calcext:value-type="float">
            <text:p>2.79999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3]/[.A18]" office:value-type="float" office:value="2.66666683333333" calcext:value-type="float">
            <text:p>2.66666683333333</text:p>
          </table:table-cell>
          <table:table-cell table:formula="of:=[.C$13]/[.A18]" office:value-type="float" office:value="2.5" calcext:value-type="float">
            <text:p>2.5</text:p>
          </table:table-cell>
          <table:table-cell table:formula="of:=[.D$13]/[.A18]" office:value-type="float" office:value="2.33333316666667" calcext:value-type="float">
            <text:p>2.33333316666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3]/[.A20]" office:value-type="float" office:value="2.000000125" calcext:value-type="float">
            <text:p>2.000000125</text:p>
          </table:table-cell>
          <table:table-cell table:formula="of:=[.C$13]/[.A20]" office:value-type="float" office:value="1.875" calcext:value-type="float">
            <text:p>1.875</text:p>
          </table:table-cell>
          <table:table-cell table:formula="of:=[.D$13]/[.A20]" office:value-type="float" office:value="1.749999875" calcext:value-type="float">
            <text:p>1.7499998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13]/[.A21]" office:value-type="float" office:value="1.77777788888889" calcext:value-type="float">
            <text:p>1.77777788888889</text:p>
          </table:table-cell>
          <table:table-cell table:formula="of:=[.C$13]/[.A21]" office:value-type="float" office:value="1.66666666666667" calcext:value-type="float">
            <text:p>1.66666666666667</text:p>
          </table:table-cell>
          <table:table-cell table:formula="of:=[.D$13]/[.A21]" office:value-type="float" office:value="1.55555544444444" calcext:value-type="float">
            <text:p>1.555555444444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3]/[.A22]" office:value-type="float" office:value="1.6000001" calcext:value-type="float">
            <text:p>1.6000001</text:p>
          </table:table-cell>
          <table:table-cell table:formula="of:=[.C$13]/[.A22]" office:value-type="float" office:value="1.5" calcext:value-type="float">
            <text:p>1.5</text:p>
          </table:table-cell>
          <table:table-cell table:formula="of:=[.D$13]/[.A22]" office:value-type="float" office:value="1.3999999" calcext:value-type="float">
            <text:p>1.399999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3]/[.A23]" office:value-type="float" office:value="1.45454554545455" calcext:value-type="float">
            <text:p>1.45454554545455</text:p>
          </table:table-cell>
          <table:table-cell table:formula="of:=[.C$13]/[.A23]" office:value-type="float" office:value="1.36363636363636" calcext:value-type="float">
            <text:p>1.36363636363636</text:p>
          </table:table-cell>
          <table:table-cell table:formula="of:=[.D$13]/[.A23]" office:value-type="float" office:value="1.27272718181818" calcext:value-type="float">
            <text:p>1.272727181818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3]/[.A24]" office:value-type="float" office:value="1.33333341666667" calcext:value-type="float">
            <text:p>1.33333341666667</text:p>
          </table:table-cell>
          <table:table-cell table:formula="of:=[.C$13]/[.A24]" office:value-type="float" office:value="1.25" calcext:value-type="float">
            <text:p>1.25</text:p>
          </table:table-cell>
          <table:table-cell table:formula="of:=[.D$13]/[.A24]" office:value-type="float" office:value="1.16666658333333" calcext:value-type="float">
            <text:p>1.166666583333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3]/[.A26]" office:value-type="float" office:value="1.14285721428571" calcext:value-type="float">
            <text:p>1.14285721428571</text:p>
          </table:table-cell>
          <table:table-cell table:formula="of:=[.C$13]/[.A26]" office:value-type="float" office:value="1.07142857142857" calcext:value-type="float">
            <text:p>1.07142857142857</text:p>
          </table:table-cell>
          <table:table-cell table:formula="of:=[.D$13]/[.A26]" office:value-type="float" office:value="0.999999928571429" calcext:value-type="float">
            <text:p>0.9999999285714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3]/[.A28]" office:value-type="float" office:value="1.0000000625" calcext:value-type="float">
            <text:p>1.0000000625</text:p>
          </table:table-cell>
          <table:table-cell table:formula="of:=[.C$13]/[.A28]" office:value-type="float" office:value="0.9375" calcext:value-type="float">
            <text:p>0.9375</text:p>
          </table:table-cell>
          <table:table-cell table:formula="of:=[.D$13]/[.A28]" office:value-type="float" office:value="0.8749999375" calcext:value-type="float">
            <text:p>0.87499993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13]/[.A29]" office:value-type="float" office:value="0.941176529411765" calcext:value-type="float">
            <text:p>0.941176529411765</text:p>
          </table:table-cell>
          <table:table-cell table:formula="of:=[.C$13]/[.A29]" office:value-type="float" office:value="0.882352941176471" calcext:value-type="float">
            <text:p>0.882352941176471</text:p>
          </table:table-cell>
          <table:table-cell table:formula="of:=[.D$13]/[.A29]" office:value-type="float" office:value="0.823529352941176" calcext:value-type="float">
            <text:p>0.823529352941176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Kraj</text:p>
          </table:table-cell>
          <table:table-cell office:value-type="string" calcext:value-type="string">
            <text:p>Mandaty dle ssoucasneho systemu</text:p>
          </table:table-cell>
          <table:table-cell office:value-type="string" calcext:value-type="string">
            <text:p>Mnandaty dle navrhovaneho systemu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KDU-ČS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avní</text:p>
            <text:p>město</text:p>
            <text:p>Praha</text:p>
          </table:table-cell>
          <table:table-cell office:value-type="float" office:value="25" calcext:value-type="float">
            <text:p>25</text:p>
          </table:table-cell>
          <table:table-cell table:formula="of:=SUM([.D2:.H2]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ředo-</text:p>
            <text:p>če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3:.H3]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iho-</text:p>
            <text:p>český</text:p>
            <text:p>kraj</text:p>
          </table:table-cell>
          <table:table-cell office:value-type="float" office:value="13" calcext:value-type="float">
            <text:p>13</text:p>
          </table:table-cell>
          <table:table-cell table:formula="of:=SUM([.D4:.H4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zeň-</text:p>
            <text:p>ský</text:p>
            <text:p>kraj</text:p>
          </table:table-cell>
          <table:table-cell office:value-type="float" office:value="11" calcext:value-type="float">
            <text:p>11</text:p>
          </table:table-cell>
          <table:table-cell table:formula="of:=SUM([.D5:.H5])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rlo-</text:p>
            <text:p>varský</text:p>
            <text:p>kraj</text:p>
          </table:table-cell>
          <table:table-cell office:value-type="float" office:value="5" calcext:value-type="float">
            <text:p>5</text:p>
          </table:table-cell>
          <table:table-cell table:formula="of:=SUM([.D6:.H6])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Ústecký</text:p>
            <text:p>kraj</text:p>
          </table:table-cell>
          <table:table-cell office:value-type="float" office:value="14" calcext:value-type="float">
            <text:p>14</text:p>
          </table:table-cell>
          <table:table-cell table:formula="of:=SUM([.D7:.H7])"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be-</text:p>
            <text:p>recký</text:p>
            <text:p>kraj</text:p>
          </table:table-cell>
          <table:table-cell office:value-type="float" office:value="8" calcext:value-type="float">
            <text:p>8</text:p>
          </table:table-cell>
          <table:table-cell table:formula="of:=SUM([.D8:.H8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rálové-</text:p>
            <text:p>hradecký</text:p>
            <text:p>kraj</text:p>
          </table:table-cell>
          <table:table-cell office:value-type="float" office:value="11" calcext:value-type="float">
            <text:p>11</text:p>
          </table:table-cell>
          <table:table-cell table:formula="of:=SUM([.D9:.H9])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du-</text:p>
            <text:p>bický</text:p>
            <text:p>kraj</text:p>
          </table:table-cell>
          <table:table-cell office:value-type="float" office:value="10" calcext:value-type="float">
            <text:p>10</text:p>
          </table:table-cell>
          <table:table-cell table:formula="of:=SUM([.D10:.H10])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yso-</text:p>
            <text:p>čina</text:p>
          </table:table-cell>
          <table:table-cell office:value-type="float" office:value="10" calcext:value-type="float">
            <text:p>10</text:p>
          </table:table-cell>
          <table:table-cell table:formula="of:=SUM([.D11:.H11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ihomo-</text:p>
            <text:p>rav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12:.H12])"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lo-</text:p>
            <text:p>moucký</text:p>
            <text:p>kraj</text:p>
          </table:table-cell>
          <table:table-cell office:value-type="float" office:value="12" calcext:value-type="float">
            <text:p>12</text:p>
          </table:table-cell>
          <table:table-cell table:formula="of:=SUM([.D13:.H13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Zlínský</text:p>
            <text:p>kraj</text:p>
          </table:table-cell>
          <table:table-cell office:value-type="float" office:value="12" calcext:value-type="float">
            <text:p>12</text:p>
          </table:table-cell>
          <table:table-cell table:formula="of:=SUM([.D14:.H14])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ravsko-</text:p>
            <text:p>slez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15:.H15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kem </text:p>
          </table:table-cell>
          <table:table-cell table:formula="of:=SUM([.B2:.B15])" office:value-type="float" office:value="200" calcext:value-type="float">
            <text:p>200</text:p>
          </table:table-cell>
          <table:table-cell table:formula="of:=SUM([.C2:.C15])" office:value-type="float" office:value="200" calcext:value-type="float">
            <text:p>200</text:p>
          </table:table-cell>
          <table:table-cell table:formula="of:=SUM([.D2:.D15])" office:value-type="float" office:value="76" calcext:value-type="float">
            <text:p>76</text:p>
          </table:table-cell>
          <table:table-cell table:formula="of:=SUM([.E2:.E15])" office:value-type="float" office:value="69" calcext:value-type="float">
            <text:p>69</text:p>
          </table:table-cell>
          <table:table-cell table:formula="of:=SUM([.F2:.F15])" office:value-type="float" office:value="13" calcext:value-type="float">
            <text:p>13</text:p>
          </table:table-cell>
          <table:table-cell table:formula="of:=SUM([.G2:.G15])" office:value-type="float" office:value="27" calcext:value-type="float">
            <text:p>27</text:p>
          </table:table-cell>
          <table:table-cell table:formula="of:=SUM([.H2:.H15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1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0:54:51.696187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6:47:58.621002267</meta:creation-date>
    <dc:date>2017-02-12T11:09:37.720491369</dc:date>
    <meta:editing-duration>PT5H39M46S</meta:editing-duration>
    <meta:editing-cycles>2</meta:editing-cycles>
    <meta:generator>LibreOffice/5.2.5.1$Linux_X86_64 LibreOffice_project/20m0$Build-1</meta:generator>
    <meta:document-statistic meta:table-count="2" meta:cell-count="224" meta:object-count="0"/>
  </office:meta>
</office:document-meta>
</file>